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24.91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">
      <style:table-cell-properties fo:border="0.06pt solid #000000"/>
      <style:text-properties style:text-position="" style:font-name="Trebuchet MS"/>
    </style:style>
    <style:style style:name="ce10" style:family="table-cell" style:parent-style-name="Default" style:data-style-name="N115">
      <style:table-cell-properties fo:border="0.06pt solid #000000"/>
      <style:text-properties style:text-position="" style:font-name="Courier New1"/>
    </style:style>
    <style:style style:name="ce11" style:family="table-cell" style:parent-style-name="Default" style:data-style-name="N116">
      <style:table-cell-properties fo:border="0.06pt solid #000000"/>
      <style:text-properties style:text-position="" style:font-name="Courier New1"/>
    </style:style>
    <style:style style:name="ce12" style:family="table-cell" style:parent-style-name="Default" style:data-style-name="N2">
      <style:table-cell-properties fo:background-color="#eeeeee" fo:border="0.06pt solid #000000"/>
      <style:text-properties style:text-position="" style:font-name="Courier New1"/>
    </style:style>
    <style:style style:name="ce13" style:family="table-cell" style:parent-style-name="Default" style:data-style-name="N118">
      <style:table-cell-properties fo:background-color="#eeeeee" fo:border="0.06pt solid #000000"/>
      <style:text-properties style:text-position="" style:font-name="Courier New1"/>
    </style:style>
    <style:style style:name="ce14" style:family="table-cell" style:parent-style-name="Default" style:data-style-name="N61">
      <style:table-cell-properties fo:background-color="#eeeeee" fo:border="0.06pt solid #000000"/>
      <style:text-properties style:text-position="" style:font-name="Courier New1"/>
    </style:style>
    <style:style style:name="ce15" style:family="table-cell" style:parent-style-name="Default" style:data-style-name="N123">
      <style:table-cell-properties fo:background-color="#eeeeee" fo:border="0.06pt solid #000000"/>
      <style:text-properties style:text-position="" style:font-name="Courier New1"/>
    </style:style>
    <style:style style:name="ce16" style:family="table-cell" style:parent-style-name="Default" style:data-style-name="N125">
      <style:table-cell-properties fo:background-color="#eeeeee" fo:border="0.06pt solid #000000"/>
      <style:text-properties style:text-position="" style:font-name="Courier New1"/>
    </style:style>
    <style:style style:name="ce17" style:family="table-cell" style:parent-style-name="Default" style:data-style-name="N127">
      <style:table-cell-properties fo:background-color="#eeeeee" fo:border="0.06pt solid #000000"/>
      <style:text-properties style:text-position="" style:font-name="Courier New1"/>
    </style:style>
    <style:style style:name="ce18" style:family="table-cell" style:parent-style-name="Default" style:data-style-name="N128">
      <style:table-cell-properties fo:background-color="#eeeeee" fo:border="0.06pt solid #000000"/>
      <style:text-properties style:text-position="" style:font-name="Courier New1"/>
    </style:style>
    <style:style style:name="ce19" style:family="table-cell" style:parent-style-name="Default" style:data-style-name="N131">
      <style:table-cell-properties fo:border="0.06pt solid #000000"/>
      <style:text-properties style:text-position="" style:font-name="Courier New1"/>
    </style:style>
    <style:style style:name="ce2" style:family="table-cell" style:parent-style-name="Default">
      <style:table-cell-properties fo:border="0.06pt solid #000000"/>
      <style:text-properties style:text-position="" style:font-name="Verdana1"/>
    </style:style>
    <style:style style:name="ce20" style:family="table-cell" style:parent-style-name="Default" style:data-style-name="N132">
      <style:table-cell-properties fo:border="0.06pt solid #000000"/>
      <style:text-properties style:text-position="" style:font-name="Courier New1"/>
    </style:style>
    <style:style style:name="ce21" style:family="table-cell" style:parent-style-name="Default" style:data-style-name="N134">
      <style:table-cell-properties fo:border="0.06pt solid #000000"/>
      <style:text-properties style:text-position="" style:font-name="Courier New1"/>
    </style:style>
    <style:style style:name="ce22" style:family="table-cell" style:parent-style-name="Default" style:data-style-name="N2">
      <style:table-cell-properties fo:border="0.06pt solid #000000"/>
      <style:text-properties style:text-position="" style:font-name="Courier New1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1" fo:font-weight="bold" style:font-weight-asian="bold" style:font-weight-complex="bold"/>
      <style:map style:condition="cell-content()=&quot;AVAIL&quot;" style:apply-style-name="AVAIL" style:base-cell-address="StepUp.B28"/>
      <style:map style:condition="cell-content()=&quot;UNAVAIL&quot;" style:apply-style-name="UNAVAIL" style:base-cell-address="StepUp.B28"/>
    </style:style>
    <style:style style:name="ce24" style:family="table-cell" style:parent-style-name="Default" style:data-style-name="N123">
      <style:table-cell-properties fo:border="0.06pt solid #000000"/>
      <style:text-properties style:text-position=""/>
    </style:style>
    <style:style style:name="ce25" style:family="table-cell" style:parent-style-name="Default" style:data-style-name="N115">
      <style:table-cell-properties fo:background-color="#dddddd" fo:border="0.06pt solid #000000"/>
      <style:text-properties style:text-position=""/>
    </style:style>
    <style:style style:name="ce26" style:family="table-cell" style:parent-style-name="Default" style:data-style-name="N123">
      <style:text-properties style:text-position=""/>
    </style:style>
    <style:style style:name="ce27" style:family="table-cell" style:parent-style-name="Default" style:data-style-name="N137">
      <style:table-cell-properties fo:background-color="#dddddd"/>
      <style:text-properties style:text-position=""/>
    </style:style>
    <style:style style:name="ce28" style:family="table-cell" style:parent-style-name="Default" style:data-style-name="N127">
      <style:text-properties style:text-position=""/>
    </style:style>
    <style:style style:name="ce29" style:family="table-cell" style:parent-style-name="Default" style:data-style-name="N125"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30" style:family="table-cell" style:parent-style-name="Default" style:data-style-name="N121">
      <style:table-cell-properties fo:background-color="#eeeeee" fo:border="0.06pt solid #000000"/>
      <style:text-properties style:text-position="" style:font-name="Courier New1"/>
    </style:style>
    <style:style style:name="ce31" style:family="table-cell" style:parent-style-name="Default" style:data-style-name="N124">
      <style:table-cell-properties fo:background-color="#eeeeee" fo:border="0.06pt solid #000000"/>
      <style:text-properties style:text-position="" style:font-name="Courier New1"/>
    </style:style>
    <style:style style:name="ce32" style:family="table-cell" style:parent-style-name="Default" style:data-style-name="N126">
      <style:table-cell-properties fo:background-color="#eeeeee" fo:border="0.06pt solid #000000"/>
      <style:text-properties style:text-position="" style:font-name="Courier New1"/>
    </style:style>
    <style:style style:name="ce33" style:family="table-cell" style:parent-style-name="Default" style:data-style-name="N129">
      <style:table-cell-properties fo:background-color="#eeeeee" fo:border="0.06pt solid #000000"/>
      <style:text-properties style:text-position="" style:font-name="Courier New1"/>
    </style:style>
    <style:style style:name="ce34" style:family="table-cell" style:parent-style-name="Default" style:data-style-name="N130">
      <style:table-cell-properties fo:background-color="#eeeeee" fo:border="0.06pt solid #000000"/>
      <style:text-properties style:text-position="" style:font-name="Courier New1"/>
    </style:style>
    <style:style style:name="ce35" style:family="table-cell" style:parent-style-name="Default" style:data-style-name="N133">
      <style:table-cell-properties fo:background-color="#eeeeee" fo:border="0.06pt solid #000000"/>
      <style:text-properties style:text-position="" style:font-name="Courier New1"/>
    </style:style>
    <style:style style:name="ce36" style:family="table-cell" style:parent-style-name="Default" style:data-style-name="N135">
      <style:table-cell-properties fo:background-color="#eeeeee" fo:border="0.06pt solid #000000"/>
      <style:text-properties style:text-position="" style:font-name="Courier New1"/>
    </style:style>
    <style:style style:name="ce4" style:family="table-cell" style:parent-style-name="Default">
      <style:table-cell-properties fo:background-color="#e6e6ff" fo:border="0.06pt solid #000000"/>
      <style:text-properties style:text-position="" style:font-name="Trebuchet MS" fo:font-weight="bold" style:font-weight-asian="bold" style:font-weight-complex="bold"/>
    </style:style>
    <style:style style:name="ce5" style:family="table-cell" style:parent-style-name="Heading">
      <style:table-cell-properties fo:border="0.06pt solid #000000"/>
      <style:text-properties style:text-position=""/>
    </style:style>
    <style:style style:name="ce6" style:family="table-cell" style:parent-style-name="Default" style:data-style-name="N117">
      <style:table-cell-properties fo:background-color="transparent" fo:border="0.06pt solid #000000"/>
      <style:text-properties style:text-position="" style:font-name="Courier New1"/>
    </style:style>
    <style:style style:name="ce7" style:family="table-cell" style:parent-style-name="Default">
      <style:table-cell-properties fo:border="0.06pt solid #000000"/>
      <style:text-properties style:text-position="" style:font-name="Courier New1"/>
    </style:style>
    <style:style style:name="ce8" style:family="table-cell" style:parent-style-name="Default" style:data-style-name="N117">
      <style:table-cell-properties fo:border="0.06pt solid #000000"/>
      <style:text-properties style:text-position="" style:font-name="Courier New1"/>
    </style:style>
    <style:style style:name="ce9" style:family="table-cell" style:parent-style-name="Default" style:data-style-name="N114">
      <style:table-cell-properties fo:border="0.06pt solid #000000"/>
      <style:text-properties style:text-position="" style:font-name="Courier New1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1" fo:font-weight="bold" style:font-weight-asian="bold" style:font-weight-complex="bold"/>
      <style:map style:condition="cell-content()=&quot;AVAIL&quot;" style:apply-style-name="AVAIL" style:base-cell-address="Inverting.B28"/>
      <style:map style:condition="cell-content()=&quot;UNAVAIL&quot;" style:apply-style-name="UNAVAIL" style:base-cell-address="Inverting.B28"/>
    </style:style>
    <style:style style:name="ce42" style:family="table-cell" style:parent-style-name="Default" style:data-style-name="N116">
      <style:table-cell-properties fo:background-color="#dddddd"/>
      <style:text-properties style:text-position=""/>
    </style:style>
    <style:style style:name="ce47" style:family="table-cell" style:parent-style-name="Heading">
      <style:table-cell-properties fo:border="0.06pt solid #000000"/>
      <style:text-properties style:font-name="Trebuchet MS"/>
    </style:style>
    <style:style style:name="ce48" style:family="table-cell" style:parent-style-name="Default">
      <style:table-cell-properties fo:border="0.06pt solid #000000"/>
      <style:text-properties style:font-name="Verdana1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e6e6ff" fo:border="0.06pt solid #000000"/>
      <style:text-properties style:font-name="Trebuchet MS" fo:font-weight="bold" style:font-weight-asian="bold" style:font-weight-complex="bold"/>
    </style:style>
    <style:style style:name="ce51" style:family="table-cell" style:parent-style-name="Heading">
      <style:table-cell-properties fo:border="0.06pt solid #000000"/>
    </style:style>
    <style:style style:name="ce52" style:family="table-cell" style:parent-style-name="Default" style:data-style-name="N117">
      <style:table-cell-properties fo:background-color="transparent" fo:border="0.06pt solid #000000"/>
      <style:text-properties style:font-name="Courier New1"/>
    </style:style>
    <style:style style:name="ce53" style:family="table-cell" style:parent-style-name="Default">
      <style:table-cell-properties fo:border="0.06pt solid #000000"/>
      <style:text-properties style:font-name="Courier New1"/>
    </style:style>
    <style:style style:name="ce54" style:family="table-cell" style:parent-style-name="Default" style:data-style-name="N117">
      <style:table-cell-properties fo:border="0.06pt solid #000000"/>
      <style:text-properties style:font-name="Courier New1"/>
    </style:style>
    <style:style style:name="ce55" style:family="table-cell" style:parent-style-name="Default" style:data-style-name="N114">
      <style:table-cell-properties fo:border="0.06pt solid #000000"/>
      <style:text-properties style:font-name="Courier New1"/>
    </style:style>
    <style:style style:name="ce56" style:family="table-cell" style:parent-style-name="Default" style:data-style-name="N115">
      <style:table-cell-properties fo:border="0.06pt solid #000000"/>
      <style:text-properties style:font-name="Courier New1"/>
    </style:style>
    <style:style style:name="ce57" style:family="table-cell" style:parent-style-name="Default" style:data-style-name="N116">
      <style:table-cell-properties fo:border="0.06pt solid #000000"/>
      <style:text-properties style:font-name="Courier New1"/>
    </style:style>
    <style:style style:name="ce58" style:family="table-cell" style:parent-style-name="Default" style:data-style-name="N2">
      <style:table-cell-properties fo:background-color="#eeeeee" fo:border="0.06pt solid #000000"/>
      <style:text-properties style:font-name="Courier New1"/>
    </style:style>
    <style:style style:name="ce59" style:family="table-cell" style:parent-style-name="Default" style:data-style-name="N118">
      <style:table-cell-properties fo:background-color="#eeeeee" fo:border="0.06pt solid #000000"/>
      <style:text-properties style:font-name="Courier New1"/>
    </style:style>
    <style:style style:name="ce60" style:family="table-cell" style:parent-style-name="Default" style:data-style-name="N61">
      <style:table-cell-properties fo:background-color="#eeeeee" fo:border="0.06pt solid #000000"/>
      <style:text-properties style:font-name="Courier New1"/>
    </style:style>
    <style:style style:name="ce61" style:family="table-cell" style:parent-style-name="Default" style:data-style-name="N123">
      <style:table-cell-properties fo:background-color="#eeeeee" fo:border="0.06pt solid #000000"/>
      <style:text-properties style:font-name="Courier New1"/>
    </style:style>
    <style:style style:name="ce62" style:family="table-cell" style:parent-style-name="Default" style:data-style-name="N125">
      <style:table-cell-properties fo:background-color="#eeeeee" fo:border="0.06pt solid #000000"/>
      <style:text-properties style:font-name="Courier New1"/>
    </style:style>
    <style:style style:name="ce63" style:family="table-cell" style:parent-style-name="Default" style:data-style-name="N127">
      <style:table-cell-properties fo:background-color="#eeeeee" fo:border="0.06pt solid #000000"/>
      <style:text-properties style:font-name="Courier New1"/>
    </style:style>
    <style:style style:name="ce64" style:family="table-cell" style:parent-style-name="Default" style:data-style-name="N128">
      <style:table-cell-properties fo:background-color="#eeeeee" fo:border="0.06pt solid #000000"/>
      <style:text-properties style:font-name="Courier New1"/>
    </style:style>
    <style:style style:name="ce65" style:family="table-cell" style:parent-style-name="Default" style:data-style-name="N131">
      <style:table-cell-properties fo:border="0.06pt solid #000000"/>
      <style:text-properties style:font-name="Courier New1"/>
    </style:style>
    <style:style style:name="ce66" style:family="table-cell" style:parent-style-name="Default" style:data-style-name="N132">
      <style:table-cell-properties fo:border="0.06pt solid #000000"/>
      <style:text-properties style:font-name="Courier New1"/>
    </style:style>
    <style:style style:name="ce67" style:family="table-cell" style:parent-style-name="Default" style:data-style-name="N134">
      <style:table-cell-properties fo:border="0.06pt solid #000000"/>
      <style:text-properties style:font-name="Courier New1"/>
    </style:style>
    <style:style style:name="ce68" style:family="table-cell" style:parent-style-name="Default" style:data-style-name="N2">
      <style:table-cell-properties fo:border="0.06pt solid #000000"/>
      <style:text-properties style:font-name="Courier New1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StepUp.B28"/>
      <style:map style:condition="cell-content()=&quot;UNAVAIL&quot;" style:apply-style-name="UNAVAIL" style:base-cell-address="StepUp.B28"/>
    </style:style>
    <style:style style:name="ce70" style:family="table-cell" style:parent-style-name="Default" style:data-style-name="N123">
      <style:table-cell-properties fo:border="0.06pt solid #000000"/>
    </style:style>
    <style:style style:name="ce71" style:family="table-cell" style:parent-style-name="Default" style:data-style-name="N115">
      <style:table-cell-properties fo:background-color="#dddddd" fo:border="0.06pt solid #000000"/>
    </style:style>
    <style:style style:name="ce72" style:family="table-cell" style:parent-style-name="Default" style:data-style-name="N123"/>
    <style:style style:name="ce73" style:family="table-cell" style:parent-style-name="Default" style:data-style-name="N137">
      <style:table-cell-properties fo:background-color="#dddddd"/>
    </style:style>
    <style:style style:name="ce74" style:family="table-cell" style:parent-style-name="Default" style:data-style-name="N127"/>
    <style:style style:name="ce75" style:family="table-cell" style:parent-style-name="Default" style:data-style-name="N125"/>
    <style:style style:name="ce76" style:family="table-cell" style:parent-style-name="Default" style:data-style-name="N121">
      <style:table-cell-properties fo:background-color="#eeeeee" fo:border="0.06pt solid #000000"/>
      <style:text-properties style:font-name="Courier New1"/>
    </style:style>
    <style:style style:name="ce77" style:family="table-cell" style:parent-style-name="Default" style:data-style-name="N124">
      <style:table-cell-properties fo:background-color="#eeeeee" fo:border="0.06pt solid #000000"/>
      <style:text-properties style:font-name="Courier New1"/>
    </style:style>
    <style:style style:name="ce78" style:family="table-cell" style:parent-style-name="Default" style:data-style-name="N126">
      <style:table-cell-properties fo:background-color="#eeeeee" fo:border="0.06pt solid #000000"/>
      <style:text-properties style:font-name="Courier New1"/>
    </style:style>
    <style:style style:name="ce79" style:family="table-cell" style:parent-style-name="Default" style:data-style-name="N129">
      <style:table-cell-properties fo:background-color="#eeeeee" fo:border="0.06pt solid #000000"/>
      <style:text-properties style:font-name="Courier New1"/>
    </style:style>
    <style:style style:name="ce80" style:family="table-cell" style:parent-style-name="Default" style:data-style-name="N130">
      <style:table-cell-properties fo:background-color="#eeeeee" fo:border="0.06pt solid #000000"/>
      <style:text-properties style:font-name="Courier New1"/>
    </style:style>
    <style:style style:name="ce81" style:family="table-cell" style:parent-style-name="Default" style:data-style-name="N133">
      <style:table-cell-properties fo:background-color="#eeeeee" fo:border="0.06pt solid #000000"/>
      <style:text-properties style:font-name="Courier New1"/>
    </style:style>
    <style:style style:name="ce82" style:family="table-cell" style:parent-style-name="Default" style:data-style-name="N135">
      <style:table-cell-properties fo:background-color="#eeeeee" fo:border="0.06pt solid #000000"/>
      <style:text-properties style:font-name="Courier New1"/>
    </style:style>
    <style:style style:name="ce83" style:family="table-cell" style:parent-style-name="Default" style:data-style-name="N139">
      <style:table-cell-properties fo:border="0.06pt solid #000000"/>
      <style:text-properties style:font-name="Courier New1"/>
    </style:style>
    <style:style style:name="ce84" style:family="table-cell" style:parent-style-name="Default" style:data-style-name="N140">
      <style:table-cell-properties fo:border="0.06pt solid #000000"/>
      <style:text-properties style:font-name="Courier New1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StepDown.B28"/>
      <style:map style:condition="cell-content()=&quot;UNAVAIL&quot;" style:apply-style-name="UNAVAIL" style:base-cell-address="StepDown.B28"/>
    </style:style>
    <style:style style:name="ce86" style:family="table-cell" style:parent-style-name="Default" style:data-style-name="N138">
      <style:table-cell-properties fo:background-color="#dddddd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1" fo:font-weight="bold" style:font-weight-asian="bold" style:font-weight-complex="bold"/>
      <style:map style:condition="cell-content()=&quot;AVAIL&quot;" style:apply-style-name="AVAIL" style:base-cell-address="Inverting.B28"/>
      <style:map style:condition="cell-content()=&quot;UNAVAIL&quot;" style:apply-style-name="UNAVAIL" style:base-cell-address="Inverting.B28"/>
    </style:style>
    <style:style style:name="ce88" style:family="table-cell" style:parent-style-name="Default" style:data-style-name="N116">
      <style:table-cell-properties fo:background-color="#dddddd"/>
    </style:style>
  </office:automatic-styles>
  <office:body>
    <office:spreadsheet>
      <table:table table:name="StepU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7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Vsat</text:p>
          </table:table-cell>
          <table:table-cell table:style-name="ce6" office:value-type="float" office:value="0.1" calcext:value-type="float">
            <text:p>0.1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table:style-name="ce6" office:value-type="float" office:value="0.4" calcext:value-type="float">
            <text:p>0.40V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Vin(min)</text:p>
          </table:table-cell>
          <table:table-cell table:style-name="ce6" office:value-type="float" office:value="4.75" calcext:value-type="float">
            <text:p>4.75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(max)</text:p>
          </table:table-cell>
          <table:table-cell table:style-name="ce6" office:value-type="float" office:value="5.25" calcext:value-type="float">
            <text:p>5.25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</text:p>
          </table:table-cell>
          <table:table-cell table:style-name="ce6" table:formula="of:=([.B4]+[.B5])/2" office:value-type="float" office:value="5" calcext:value-type="float">
            <text:p>5.0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ut</text:p>
          </table:table-cell>
          <table:table-cell table:style-name="ce8" office:value-type="float" office:value="25" calcext:value-type="float">
            <text:p>25.0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9" office:value-type="float" office:value="0.2" calcext:value-type="float">
            <text:p>0.200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(min)</text:p>
          </table:table-cell>
          <table:table-cell table:style-name="ce10" office:value-type="float" office:value="100000" calcext:value-type="float">
            <text:p>100000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ipple</text:p>
          </table:table-cell>
          <table:table-cell table:style-name="ce11" office:value-type="float" office:value="0.1" calcext:value-type="float">
            <text:p>0.100V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12" table:formula="of:=([.B7]+[.B2]-[.B4])/([.B4]-[.B1])" office:value-type="float" office:value="4.44086021505376" calcext:value-type="float">
            <text:p>4.44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13" table:formula="of:=1/[.B9]" office:value-type="float" office:value="0.00001" calcext:value-type="float">
            <text:p>1.00E-05s</text:p>
          </table:table-cell>
          <table:table-cell table:style-name="ce30" table:formula="of:=[.B13]*1000000" office:value-type="float" office:value="10" calcext:value-type="float">
            <text:p>10.00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off)</text:p>
          </table:table-cell>
          <table:table-cell table:style-name="ce13" table:formula="of:=[.B13]/([.B12]+1)" office:value-type="float" office:value="0.00000183794466403162" calcext:value-type="float">
            <text:p>1.84E-06s</text:p>
          </table:table-cell>
          <table:table-cell table:style-name="ce30" table:formula="of:=[.B14]*1000000" office:value-type="float" office:value="1.83794466403162" calcext:value-type="float">
            <text:p>1.84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on)</text:p>
          </table:table-cell>
          <table:table-cell table:style-name="ce14" table:formula="of:=[.B13]-[.B14]" office:value-type="float" office:value="0.00000816205533596838" calcext:value-type="float">
            <text:p>8.16E-06</text:p>
          </table:table-cell>
          <table:table-cell table:style-name="ce30" table:formula="of:=[.B15]*1000000" office:value-type="float" office:value="8.16205533596838" calcext:value-type="float">
            <text:p>8.16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ce15" table:formula="of:=4*10^(-5)*[.B15]" office:value-type="float" office:value="0.000000000326482213438735" calcext:value-type="float">
            <text:p>3.26E-10F</text:p>
          </table:table-cell>
          <table:table-cell table:style-name="ce31" table:formula="of:=[.B16]*10^12" office:value-type="float" office:value="326.482213438735" calcext:value-type="float">
            <text:p>326p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16" table:formula="of:=2*[.B8]*([.B12]+1)" office:value-type="float" office:value="2.1763440860215" calcext:value-type="float">
            <text:p>2.18A</text:p>
          </table:table-cell>
          <table:table-cell table:style-name="ce32" table:formula="of:=[.B17]*1000" office:value-type="float" office:value="2176.3440860215" calcext:value-type="float">
            <text:p>2176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c</text:p>
          </table:table-cell>
          <table:table-cell table:style-name="ce17" table:formula="of:=0.3/[.B17]" office:value-type="float" office:value="0.137845849802372" calcext:value-type="float">
            <text:p>0.14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(min)</text:p>
          </table:table-cell>
          <table:table-cell table:style-name="ce18" table:formula="of:=([.B4]-[.B1])/[.B17]*[.B15]" office:value-type="float" office:value="0.0000174391345357684" calcext:value-type="float">
            <text:p>1.74E-05H</text:p>
          </table:table-cell>
          <table:table-cell table:style-name="ce33" table:formula="of:=[.B19]*10^6" office:value-type="float" office:value="17.4391345357684" calcext:value-type="float">
            <text:p>17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</text:p>
          </table:table-cell>
          <table:table-cell table:style-name="ce15" table:formula="of:=9*[.B8]*[.B15]/[.B10]" office:value-type="float" office:value="0.000146916996047431" calcext:value-type="float">
            <text:p>1.47E-04F</text:p>
          </table:table-cell>
          <table:table-cell table:style-name="ce34" table:formula="of:=[.B20]*10^6" office:value-type="float" office:value="146.916996047431" calcext:value-type="float">
            <text:p>147uF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Max Flux Density</text:p>
          </table:table-cell>
          <table:table-cell table:style-name="ce19" office:value-type="currency" office:currency="T" office:value="0.2" calcext:value-type="currency">
            <text:p>0.20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4" office:value-type="string" calcext:value-type="string">
            <text:p>X-Sectional Area</text:p>
          </table:table-cell>
          <table:table-cell table:style-name="ce20" office:value-type="currency" office:currency="cm2" office:value="0.112" calcext:value-type="currency">
            <text:p>0.112cm2</text:p>
          </table:table-cell>
          <table:table-cell table:style-name="ce35" table:formula="of:=[.B23]/10000" office:value-type="float" office:value="0.0000112" calcext:value-type="float">
            <text:p>1.12E-05m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L(min)</text:p>
          </table:table-cell>
          <table:table-cell table:style-name="ce21" office:value-type="float" office:value="30" calcext:value-type="float">
            <text:p>30.00nH/N2</text:p>
          </table:table-cell>
          <table:table-cell table:style-name="ce36" table:formula="of:=[.B24]*0.000000001" office:value-type="float" office:value="0.00000003" calcext:value-type="float">
            <text:p>3.00E-08H/N2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Turns[w/o Sat]</text:p>
          </table:table-cell>
          <table:table-cell table:style-name="ce22" table:formula="of:=[.B5]*[.B15]/([.B22]*[.C23])" office:value-type="float" office:value="19.1298171936759" calcext:value-type="float">
            <text:p>19.13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4" office:value-type="string" calcext:value-type="string">
            <text:p>Turns[L(min)]</text:p>
          </table:table-cell>
          <table:table-cell table:style-name="ce22" table:formula="of:=SQRT([.B19]/[.C24])" office:value-type="float" office:value="24.1102568324274" calcext:value-type="float">
            <text:p>24.11</text:p>
          </table:table-cell>
          <table:table-cell table:style-name="ce3"/>
          <table:table-cell table:number-columns-repeated="5"/>
        </table:table-row>
        <table:table-row table:style-name="ro2">
          <table:table-cell table:style-name="ce4" office:value-type="string" calcext:value-type="string">
            <text:p>Core Availability</text:p>
          </table:table-cell>
          <table:table-cell table:style-name="ce23" table:formula="of:=IF([.B27]&gt;=[.B26];&quot;AVAIL&quot;;&quot;UNAVAIL&quot;)" office:value-type="string" office:string-value="AVAIL" calcext:value-type="string">
            <text:p>AVAIL</text:p>
          </table:table-cell>
          <table:table-cell table:style-name="ce3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Ct to f(min)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ce5" office:value-type="string" calcext:value-type="string">
            <text:p>Ct</text:p>
          </table:table-cell>
          <table:table-cell table:style-name="ce24" office:value-type="float" office:value="0.00000000047" calcext:value-type="float">
            <text:p>4.70E-10F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f(min)</text:p>
          </table:table-cell>
          <table:table-cell table:style-name="ce25" table:formula="of:=-([.B2]-[.B4]+[.B7])/(25000*[.B32]*([.B1]-[.B7]-[.B2]))" office:value-type="float" office:value="69464.3007316458" calcext:value-type="float">
            <text:p>69464Hz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Co to Vripple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Heading" office:value-type="string" calcext:value-type="string">
            <text:p>Co</text:p>
          </table:table-cell>
          <table:table-cell table:style-name="ce26" office:value-type="float" office:value="0.0001" calcext:value-type="float">
            <text:p>1.00E-04F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Heading" office:value-type="string" calcext:value-type="string">
            <text:p>Vripple</text:p>
          </table:table-cell>
          <table:table-cell table:style-name="ce27" table:formula="of:=9*[.B8]*[.B15]/[.B37]" office:value-type="float" office:value="0.146916996047431" calcext:value-type="float">
            <text:p>0.1469V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Rsc to Iout(max)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Heading" office:value-type="string" calcext:value-type="string">
            <text:p>Rsc</text:p>
          </table:table-cell>
          <table:table-cell table:style-name="ce28" office:value-type="float" office:value="0.1" calcext:value-type="float">
            <text:p>0.10Ω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Heading" office:value-type="string" calcext:value-type="string">
            <text:p>Iout(max)</text:p>
          </table:table-cell>
          <table:table-cell table:style-name="ce29" table:formula="of:=3/20*([.B1]-[.B4])/([.B42]*([.B1]-[.B7]-[.B2]))" office:value-type="float" office:value="0.275691699604743" calcext:value-type="float">
            <text:p>0.28A</text:p>
          </table:table-cell>
          <table:table-cell table:style-name="Default"/>
          <table:table-cell table:number-columns-repeated="5"/>
        </table:table-row>
        <calcext:conditional-formats>
          <calcext:conditional-format calcext:target-range-address="StepUp.B28:StepUp.B28">
            <calcext:condition calcext:apply-style-name="AVAIL" calcext:value="=&quot;AVAIL&quot;" calcext:base-cell-address="StepUp.B28"/>
            <calcext:condition calcext:apply-style-name="UNAVAIL" calcext:value="=&quot;UNAVAIL&quot;" calcext:base-cell-address="StepUp.B28"/>
          </calcext:conditional-format>
        </calcext:conditional-formats>
      </table:table>
      <table:table table:name="StepDown" table:style-name="ta1">
        <table:table-column table:style-name="co1" table:default-cell-style-name="ce47"/>
        <table:table-column table:style-name="co5" table:default-cell-style-name="Default"/>
        <table:table-column table:style-name="co3" table:default-cell-style-name="ce53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Vsat</text:p>
          </table:table-cell>
          <table:table-cell table:style-name="ce52" office:value-type="float" office:value="0.1" calcext:value-type="float">
            <text:p>0.1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table:style-name="ce52" office:value-type="float" office:value="0.55" calcext:value-type="float">
            <text:p>0.55V</text:p>
          </table:table-cell>
          <table:table-cell table:number-columns-repeated="6"/>
        </table:table-row>
        <table:table-row table:style-name="ro1">
          <table:table-cell table:style-name="ce48"/>
          <table:table-cell table:style-name="ce53"/>
          <table:table-cell table:number-columns-repeated="6"/>
        </table:table-row>
        <table:table-row table:style-name="ro1">
          <table:table-cell office:value-type="string" calcext:value-type="string">
            <text:p>Vin(min)</text:p>
          </table:table-cell>
          <table:table-cell table:style-name="ce52" office:value-type="float" office:value="5" calcext:value-type="float">
            <text:p>5.0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(max)</text:p>
          </table:table-cell>
          <table:table-cell table:style-name="ce52" office:value-type="float" office:value="5" calcext:value-type="float">
            <text:p>5.0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</text:p>
          </table:table-cell>
          <table:table-cell table:style-name="ce52" table:formula="of:=([.B4]+[.B5])/2" office:value-type="float" office:value="5" calcext:value-type="float">
            <text:p>5.0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ut</text:p>
          </table:table-cell>
          <table:table-cell table:style-name="ce54" table:formula="of:=3.3+10*[.B8]" office:value-type="float" office:value="3.48" calcext:value-type="float">
            <text:p>3.48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83" office:value-type="float" office:value="0.018" calcext:value-type="float">
            <text:p>0.0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(min)</text:p>
          </table:table-cell>
          <table:table-cell table:style-name="ce56" office:value-type="float" office:value="62932" calcext:value-type="float">
            <text:p>62932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ipple</text:p>
          </table:table-cell>
          <table:table-cell table:style-name="ce84" office:value-type="float" office:value="0.0007151" calcext:value-type="float">
            <text:p>0.000715</text:p>
          </table:table-cell>
          <table:table-cell table:number-columns-repeated="6"/>
        </table:table-row>
        <table:table-row table:style-name="ro1">
          <table:table-cell table:style-name="ce48"/>
          <table:table-cell table:style-name="ce53"/>
          <table:table-cell table:number-columns-repeated="6"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58" table:formula="of:=([.B7]+[.B2])/([.B4]-[.B1]-[.B7])" office:value-type="float" office:value="2.83802816901408" calcext:value-type="float">
            <text:p>2.84</text:p>
          </table:table-cell>
          <table:table-cell table:style-name="ce68"/>
          <table:table-cell table:number-columns-repeated="5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59" table:formula="of:=1/[.B9]" office:value-type="float" office:value="0.0000158901671645586" calcext:value-type="float">
            <text:p>1.59E-05s</text:p>
          </table:table-cell>
          <table:table-cell table:style-name="ce76" table:formula="of:=[.B13]*1000000" office:value-type="float" office:value="15.8901671645586" calcext:value-type="float">
            <text:p>15.89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off)</text:p>
          </table:table-cell>
          <table:table-cell table:style-name="ce59" table:formula="of:=[.B13]/([.B12]+1)" office:value-type="float" office:value="0.00000414019034379324" calcext:value-type="float">
            <text:p>4.14E-06s</text:p>
          </table:table-cell>
          <table:table-cell table:style-name="ce76" table:formula="of:=[.B14]*1000000" office:value-type="float" office:value="4.14019034379324" calcext:value-type="float">
            <text:p>4.14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on)</text:p>
          </table:table-cell>
          <table:table-cell table:style-name="ce60" table:formula="of:=[.B13]-[.B14]" office:value-type="float" office:value="0.0000117499768207653" calcext:value-type="float">
            <text:p>1.17E-05</text:p>
          </table:table-cell>
          <table:table-cell table:style-name="ce76" table:formula="of:=[.B15]*1000000" office:value-type="float" office:value="11.7499768207653" calcext:value-type="float">
            <text:p>11.75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ce61" table:formula="of:=4*10^(-5)*[.B15]" office:value-type="float" office:value="0.000000000469999072830613" calcext:value-type="float">
            <text:p>4.70E-10F</text:p>
          </table:table-cell>
          <table:table-cell table:style-name="ce77" table:formula="of:=[.B16]*10^12" office:value-type="float" office:value="469.999072830613" calcext:value-type="float">
            <text:p>470p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62" table:formula="of:=2*[.B8]" office:value-type="float" office:value="0.036" calcext:value-type="float">
            <text:p>0.04A</text:p>
          </table:table-cell>
          <table:table-cell table:style-name="ce78" table:formula="of:=[.B17]*1000" office:value-type="float" office:value="36" calcext:value-type="float">
            <text:p>36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c</text:p>
          </table:table-cell>
          <table:table-cell table:style-name="ce63" table:formula="of:=0.3/[.B17]" office:value-type="float" office:value="8.33333333333333" calcext:value-type="float">
            <text:p>8.33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(min)</text:p>
          </table:table-cell>
          <table:table-cell table:style-name="ce64" table:formula="of:=([.B4]-[.B1]-[.B7])/[.B17]*[.B15]" office:value-type="float" office:value="0.000463471307930188" calcext:value-type="float">
            <text:p>4.63E-04H</text:p>
          </table:table-cell>
          <table:table-cell table:style-name="ce79" table:formula="of:=[.B19]*10^6" office:value-type="float" office:value="463.471307930188" calcext:value-type="float">
            <text:p>463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</text:p>
          </table:table-cell>
          <table:table-cell table:style-name="ce61" table:formula="of:=[.B17]*[.B13]/(8*[.B10])" office:value-type="float" office:value="0.0000999940599084236" calcext:value-type="float">
            <text:p>1.00E-04F</text:p>
          </table:table-cell>
          <table:table-cell table:style-name="ce80" table:formula="of:=[.B20]*10^6" office:value-type="float" office:value="99.9940599084236" calcext:value-type="float">
            <text:p>100uF</text:p>
          </table:table-cell>
          <table:table-cell table:number-columns-repeated="5"/>
        </table:table-row>
        <table:table-row table:style-name="ro1">
          <table:table-cell table:style-name="ce49" table:number-columns-repeated="3"/>
          <table:table-cell table:number-columns-repeated="5"/>
        </table:table-row>
        <table:table-row table:style-name="ro1">
          <table:table-cell table:style-name="ce50" office:value-type="string" calcext:value-type="string">
            <text:p>Max Flux Density</text:p>
          </table:table-cell>
          <table:table-cell table:style-name="ce65" office:value-type="currency" office:currency="T" office:value="0.2" calcext:value-type="currency">
            <text:p>0.20T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50" office:value-type="string" calcext:value-type="string">
            <text:p>X-Sectional Area</text:p>
          </table:table-cell>
          <table:table-cell table:style-name="ce66" office:value-type="currency" office:currency="cm2" office:value="0.112" calcext:value-type="currency">
            <text:p>0.112cm2</text:p>
          </table:table-cell>
          <table:table-cell table:style-name="ce81" table:formula="of:=[.B23]/10000" office:value-type="float" office:value="0.0000112" calcext:value-type="float">
            <text:p>1.12E-05m2</text:p>
          </table:table-cell>
          <table:table-cell table:number-columns-repeated="5"/>
        </table:table-row>
        <table:table-row table:style-name="ro1">
          <table:table-cell table:style-name="ce50" office:value-type="string" calcext:value-type="string">
            <text:p>AL(min)</text:p>
          </table:table-cell>
          <table:table-cell table:style-name="ce67" office:value-type="float" office:value="30" calcext:value-type="float">
            <text:p>30.00nH/N2</text:p>
          </table:table-cell>
          <table:table-cell table:style-name="ce82" table:formula="of:=[.B24]*0.000000001" office:value-type="float" office:value="0.00000003" calcext:value-type="float">
            <text:p>3.00E-08H/N2</text:p>
          </table:table-cell>
          <table:table-cell table:number-columns-repeated="5"/>
        </table:table-row>
        <table:table-row table:style-name="ro1">
          <table:table-cell table:style-name="ce49" table:number-columns-repeated="3"/>
          <table:table-cell table:number-columns-repeated="5"/>
        </table:table-row>
        <table:table-row table:style-name="ro1">
          <table:table-cell table:style-name="ce50" office:value-type="string" calcext:value-type="string">
            <text:p>Turns[w/o Sat]</text:p>
          </table:table-cell>
          <table:table-cell table:style-name="ce68" table:formula="of:=[.B5]*[.B15]/([.B22]*[.C23])" office:value-type="float" office:value="26.2276268320655" calcext:value-type="float">
            <text:p>26.23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50" office:value-type="string" calcext:value-type="string">
            <text:p>Turns[L(min)]</text:p>
          </table:table-cell>
          <table:table-cell table:style-name="ce68" table:formula="of:=SQRT([.B19]/[.C24])" office:value-type="float" office:value="124.294181672647" calcext:value-type="float">
            <text:p>124.29</text:p>
          </table:table-cell>
          <table:table-cell table:style-name="ce49"/>
          <table:table-cell table:number-columns-repeated="5"/>
        </table:table-row>
        <table:table-row table:style-name="ro2">
          <table:table-cell table:style-name="ce50" office:value-type="string" calcext:value-type="string">
            <text:p>Core Availability</text:p>
          </table:table-cell>
          <table:table-cell table:style-name="ce85" table:formula="of:=IF([.B27]&gt;=[.B26];&quot;AVAIL&quot;;&quot;UNAVAIL&quot;)" office:value-type="string" office:string-value="AVAIL" calcext:value-type="string">
            <text:p>AVAIL</text:p>
          </table:table-cell>
          <table:table-cell table:style-name="ce49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Ct to f(min)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ce51" office:value-type="string" calcext:value-type="string">
            <text:p>Ct</text:p>
          </table:table-cell>
          <table:table-cell table:style-name="ce70" office:value-type="float" office:value="0.00000000033" calcext:value-type="float">
            <text:p>3.30E-10F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1" office:value-type="string" calcext:value-type="string">
            <text:p>f(min)</text:p>
          </table:table-cell>
          <table:table-cell table:style-name="ce71" table:formula="of:=-([.B2]+[.B7])/(25000*[.B32]*([.B1]-[.B4]-[.B2]))" office:value-type="float" office:value="89630.2474284126" calcext:value-type="float">
            <text:p>89630Hz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Co to Vripple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Heading" office:value-type="string" calcext:value-type="string">
            <text:p>Co</text:p>
          </table:table-cell>
          <table:table-cell table:style-name="ce72" office:value-type="float" office:value="0.0001" calcext:value-type="float">
            <text:p>1.00E-04F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Heading" office:value-type="string" calcext:value-type="string">
            <text:p>Vripple</text:p>
          </table:table-cell>
          <table:table-cell table:style-name="ce86" table:formula="of:=[.B17]*[.B13]/(8*[.B37])" office:value-type="float" office:value="0.000715057522405136" calcext:value-type="float">
            <text:p>0.0007151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Rsc to Iout(max)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Heading" office:value-type="string" calcext:value-type="string">
            <text:p>Rsc</text:p>
          </table:table-cell>
          <table:table-cell table:style-name="ce74" office:value-type="float" office:value="0.1" calcext:value-type="float">
            <text:p>0.10Ω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Heading" office:value-type="string" calcext:value-type="string">
            <text:p>Iout(max)</text:p>
          </table:table-cell>
          <table:table-cell table:style-name="ce75" table:formula="of:=3/20/[.B42]" office:value-type="float" office:value="1.5" calcext:value-type="float">
            <text:p>1.50A</text:p>
          </table:table-cell>
          <table:table-cell table:style-name="Default"/>
          <table:table-cell table:number-columns-repeated="5"/>
        </table:table-row>
        <calcext:conditional-formats>
          <calcext:conditional-format calcext:target-range-address="StepDown.B28:StepDown.B28">
            <calcext:condition calcext:apply-style-name="AVAIL" calcext:value="=&quot;AVAIL&quot;" calcext:base-cell-address="StepDown.B28"/>
            <calcext:condition calcext:apply-style-name="UNAVAIL" calcext:value="=&quot;UNAVAIL&quot;" calcext:base-cell-address="StepDown.B28"/>
          </calcext:conditional-format>
        </calcext:conditional-formats>
      </table:table>
      <table:table table:name="Inverting" table:style-name="ta1">
        <table:table-column table:style-name="co1" table:default-cell-style-name="ce1"/>
        <table:table-column table:style-name="co5" table:default-cell-style-name="Default"/>
        <table:table-column table:style-name="co3" table:default-cell-style-name="ce7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Vsat</text:p>
          </table:table-cell>
          <table:table-cell table:style-name="ce6" office:value-type="float" office:value="0.1" calcext:value-type="float">
            <text:p>0.1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table:style-name="ce6" office:value-type="float" office:value="0.4" calcext:value-type="float">
            <text:p>0.40V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Vin(min)</text:p>
          </table:table-cell>
          <table:table-cell table:style-name="ce6" office:value-type="float" office:value="4.75" calcext:value-type="float">
            <text:p>4.75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(max)</text:p>
          </table:table-cell>
          <table:table-cell table:style-name="ce6" office:value-type="float" office:value="5.25" calcext:value-type="float">
            <text:p>5.25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</text:p>
          </table:table-cell>
          <table:table-cell table:style-name="ce6" table:formula="of:=([.B4]+[.B5])/2" office:value-type="float" office:value="5" calcext:value-type="float">
            <text:p>5.0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ut</text:p>
          </table:table-cell>
          <table:table-cell table:style-name="ce8" office:value-type="float" office:value="-25" calcext:value-type="float">
            <text:p>-25.00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ut(max)</text:p>
          </table:table-cell>
          <table:table-cell table:style-name="ce9" office:value-type="float" office:value="0.2" calcext:value-type="float">
            <text:p>0.200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(min)</text:p>
          </table:table-cell>
          <table:table-cell table:style-name="ce10" office:value-type="float" office:value="71343" calcext:value-type="float">
            <text:p>71343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ipple</text:p>
          </table:table-cell>
          <table:table-cell table:style-name="ce11" office:value-type="float" office:value="0.212" calcext:value-type="float">
            <text:p>0.212V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t(on)/t(off)</text:p>
          </table:table-cell>
          <table:table-cell table:style-name="ce12" table:formula="of:=(ABS([.B7])+[.B2])/([.B6]-[.B1])" office:value-type="float" office:value="5.18367346938775" calcext:value-type="float">
            <text:p>5.18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t(on)+t(off)</text:p>
          </table:table-cell>
          <table:table-cell table:style-name="ce13" table:formula="of:=1/[.B9]" office:value-type="float" office:value="0.0000140167921169561" calcext:value-type="float">
            <text:p>1.40E-05s</text:p>
          </table:table-cell>
          <table:table-cell table:style-name="ce30" table:formula="of:=[.B13]*1000000" office:value-type="float" office:value="14.0167921169561" calcext:value-type="float">
            <text:p>14.02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off)</text:p>
          </table:table-cell>
          <table:table-cell table:style-name="ce13" table:formula="of:=[.B13]/([.B12]+1)" office:value-type="float" office:value="0.00000226674195950776" calcext:value-type="float">
            <text:p>2.27E-06s</text:p>
          </table:table-cell>
          <table:table-cell table:style-name="ce30" table:formula="of:=[.B14]*1000000" office:value-type="float" office:value="2.26674195950776" calcext:value-type="float">
            <text:p>2.27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on)</text:p>
          </table:table-cell>
          <table:table-cell table:style-name="ce14" table:formula="of:=[.B13]-[.B14]" office:value-type="float" office:value="0.0000117500501574484" calcext:value-type="float">
            <text:p>1.18E-05</text:p>
          </table:table-cell>
          <table:table-cell table:style-name="ce30" table:formula="of:=[.B15]*1000000" office:value-type="float" office:value="11.7500501574484" calcext:value-type="float">
            <text:p>11.75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ce15" table:formula="of:=4*10^(-5)*[.B15]" office:value-type="float" office:value="0.000000000470002006297934" calcext:value-type="float">
            <text:p>4.70E-10F</text:p>
          </table:table-cell>
          <table:table-cell table:style-name="ce31" table:formula="of:=[.B16]*10^12" office:value-type="float" office:value="470.002006297934" calcext:value-type="float">
            <text:p>470p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k(switch)</text:p>
          </table:table-cell>
          <table:table-cell table:style-name="ce16" table:formula="of:=2*[.B8]*([.B12]+1)" office:value-type="float" office:value="2.4734693877551" calcext:value-type="float">
            <text:p>2.47A</text:p>
          </table:table-cell>
          <table:table-cell table:style-name="ce32" table:formula="of:=[.B17]*1000" office:value-type="float" office:value="2473.4693877551" calcext:value-type="float">
            <text:p>2473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c</text:p>
          </table:table-cell>
          <table:table-cell table:style-name="ce17" table:formula="of:=0.3/[.B17]" office:value-type="float" office:value="0.121287128712871" calcext:value-type="float">
            <text:p>0.12Ω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(min)</text:p>
          </table:table-cell>
          <table:table-cell table:style-name="ce18" table:formula="of:=([.B4]-[.B1])/[.B17]*[.B15]" office:value-type="float" office:value="0.0000220895126103516" calcext:value-type="float">
            <text:p>2.21E-05H</text:p>
          </table:table-cell>
          <table:table-cell table:style-name="ce33" table:formula="of:=[.B19]*10^6" office:value-type="float" office:value="22.0895126103516" calcext:value-type="float">
            <text:p>22u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</text:p>
          </table:table-cell>
          <table:table-cell table:style-name="ce15" table:formula="of:=9*[.B8]*[.B15]/[.B10]" office:value-type="float" office:value="0.0000997645768085238" calcext:value-type="float">
            <text:p>9.98E-05F</text:p>
          </table:table-cell>
          <table:table-cell table:style-name="ce34" table:formula="of:=[.B20]*10^6" office:value-type="float" office:value="99.7645768085238" calcext:value-type="float">
            <text:p>100uF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Max Flux Density</text:p>
          </table:table-cell>
          <table:table-cell table:style-name="ce19" office:value-type="currency" office:currency="T" office:value="0.2" calcext:value-type="currency">
            <text:p>0.20T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4" office:value-type="string" calcext:value-type="string">
            <text:p>X-Sectional Area</text:p>
          </table:table-cell>
          <table:table-cell table:style-name="ce20" office:value-type="currency" office:currency="cm2" office:value="0.112" calcext:value-type="currency">
            <text:p>0.112cm2</text:p>
          </table:table-cell>
          <table:table-cell table:style-name="ce35" table:formula="of:=[.B23]/10000" office:value-type="float" office:value="0.0000112" calcext:value-type="float">
            <text:p>1.12E-05m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AL(min)</text:p>
          </table:table-cell>
          <table:table-cell table:style-name="ce21" office:value-type="float" office:value="30" calcext:value-type="float">
            <text:p>30.00nH/N2</text:p>
          </table:table-cell>
          <table:table-cell table:style-name="ce36" table:formula="of:=[.B24]*0.000000001" office:value-type="float" office:value="0.00000003" calcext:value-type="float">
            <text:p>3.00E-08H/N2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Turns[w/o Sat]</text:p>
          </table:table-cell>
          <table:table-cell table:style-name="ce22" table:formula="of:=[.B5]*[.B15]/([.B22]*[.C23])" office:value-type="float" office:value="27.5391800565196" calcext:value-type="float">
            <text:p>27.54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4" office:value-type="string" calcext:value-type="string">
            <text:p>Turns[L(min)]</text:p>
          </table:table-cell>
          <table:table-cell table:style-name="ce22" table:formula="of:=SQRT([.B19]/[.C24])" office:value-type="float" office:value="27.1351632943625" calcext:value-type="float">
            <text:p>27.14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4" office:value-type="string" calcext:value-type="string">
            <text:p>Core Availability</text:p>
          </table:table-cell>
          <table:table-cell table:style-name="ce41" table:formula="of:=IF([.B27]&gt;=[.B26];&quot;AVAIL&quot;;&quot;UNAVAIL&quot;)" office:value-type="string" office:string-value="UNAVAIL" calcext:value-type="string">
            <text:p>UNAVAIL</text:p>
          </table:table-cell>
          <table:table-cell table:style-name="ce3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Ct to f(min)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ce5" office:value-type="string" calcext:value-type="string">
            <text:p>Ct</text:p>
          </table:table-cell>
          <table:table-cell table:style-name="ce24" office:value-type="float" office:value="0.00000000047" calcext:value-type="float">
            <text:p>4.70E-10F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f(min)</text:p>
          </table:table-cell>
          <table:table-cell table:style-name="ce25" table:formula="of:=-([.B2]+ABS([.B7]))/(25000*[.B32]*([.B1]-ABS([.B7])-[.B6]-[.B2]))" office:value-type="float" office:value="71343.3045432203" calcext:value-type="float">
            <text:p>71343Hz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Co to Vripple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Heading" office:value-type="string" calcext:value-type="string">
            <text:p>Co</text:p>
          </table:table-cell>
          <table:table-cell table:style-name="ce26" office:value-type="float" office:value="0.0001" calcext:value-type="float">
            <text:p>1.00E-04F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Heading" office:value-type="string" calcext:value-type="string">
            <text:p>Vripple</text:p>
          </table:table-cell>
          <table:table-cell table:style-name="ce42" table:formula="of:=9*[.B8]*[.B15]/[.B37]" office:value-type="float" office:value="0.21150090283407" calcext:value-type="float">
            <text:p>0.212V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Section" office:value-type="string" calcext:value-type="string" table:number-columns-spanned="8" table:number-rows-spanned="1">
            <text:p>Rsc to Iout(max)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1">
          <table:table-cell table:style-name="Heading" office:value-type="string" calcext:value-type="string">
            <text:p>Rsc</text:p>
          </table:table-cell>
          <table:table-cell table:style-name="ce28" office:value-type="float" office:value="0.1" calcext:value-type="float">
            <text:p>0.10Ω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Heading" office:value-type="string" calcext:value-type="string">
            <text:p>Iout(max)</text:p>
          </table:table-cell>
          <table:table-cell table:style-name="ce29" table:formula="of:=3/20*([.B1]-[.B6])/([.B42]*([.B1]+[.B7]-[.B6]-[.B2]))" office:value-type="float" office:value="0.242574257425743" calcext:value-type="float">
            <text:p>0.24A</text:p>
          </table:table-cell>
          <table:table-cell table:style-name="Default"/>
          <table:table-cell table:number-columns-repeated="5"/>
        </table:table-row>
        <calcext:conditional-formats>
          <calcext:conditional-format calcext:target-range-address="Inverting.B28:Inverting.B28">
            <calcext:condition calcext:apply-style-name="AVAIL" calcext:value="=&quot;AVAIL&quot;" calcext:base-cell-address="Inverting.B28"/>
            <calcext:condition calcext:apply-style-name="UNAVAIL" calcext:value="=&quot;UNAVAIL&quot;" calcext:base-cell-address="Inverting.B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1" style:language-asian="ja" style:country-asian="JP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0">
      <number:hours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13">
      <number:number number:decimal-places="1" loext:min-decimal-places="1" number:min-integer-digits="1"/>
      <number:text>V</number:text>
    </number:number-style>
    <number:number-style style:name="N114">
      <number:number number:decimal-places="3" loext:min-decimal-places="3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3" loext:min-decimal-places="3" number:min-integer-digits="1"/>
      <number:text>V</number:text>
    </number:number-style>
    <number:number-style style:name="N117">
      <number:number number:decimal-places="2" loext:min-decimal-places="2" number:min-integer-digits="1"/>
      <number:text>V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2" loext:min-decimal-places="2" number:min-integer-digits="1"/>
      <number:text>us</number:text>
    </number:number-style>
    <number:number-style style:name="N122">
      <number:number number:decimal-places="2" loext:min-decimal-places="2" number:min-integer-digits="1"/>
      <number:text> V</number:text>
    </number:number-style>
    <number:number-style style:name="N123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24">
      <number:number number:decimal-places="0" loext:min-decimal-places="0" number:min-integer-digits="1"/>
      <number:text>pF</number:text>
    </number:number-style>
    <number:number-style style:name="N125">
      <number:number number:decimal-places="2" loext:min-decimal-places="2" number:min-integer-digits="1"/>
      <number:text>A</number:text>
    </number:number-style>
    <number:number-style style:name="N126">
      <number:number number:decimal-places="0" loext:min-decimal-places="0" number:min-integer-digits="1"/>
      <number:text>mA</number:text>
    </number:number-style>
    <number:number-style style:name="N127">
      <number:number number:decimal-places="2" loext:min-decimal-places="2" number:min-integer-digits="1"/>
      <number:text>Ω</number:text>
    </number:number-style>
    <number:number-style style:name="N128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9">
      <number:number number:decimal-places="0" loext:min-decimal-places="0" number:min-integer-digits="1"/>
      <number:text>uH</number:text>
    </number:number-style>
    <number:number-style style:name="N130">
      <number:number number:decimal-places="0" loext:min-decimal-places="0" number:min-integer-digits="1"/>
      <number:text>uF</number:text>
    </number:number-style>
    <number:currency-style style:name="N131">
      <number:number number:decimal-places="2" loext:min-decimal-places="2" number:min-integer-digits="1"/>
      <number:currency-symbol>T</number:currency-symbol>
    </number:currency-style>
    <number:currency-style style:name="N132">
      <number:number number:decimal-places="3" loext:min-decimal-places="3" number:min-integer-digits="1"/>
      <number:currency-symbol>cm2</number:currency-symbol>
    </number:currency-style>
    <number:number-style style:name="N133">
      <number:scientific-number number:decimal-places="2" loext:min-decimal-places="2" number:min-integer-digits="1" number:min-exponent-digits="2" loext:exponent-interval="1" loext:forced-exponent-sign="true"/>
      <number:text>m2</number:text>
    </number:number-style>
    <number:number-style style:name="N134">
      <number:number number:decimal-places="2" loext:min-decimal-places="2" number:min-integer-digits="1"/>
      <number:text>nH/N2</number:text>
    </number:number-style>
    <number:number-style style:name="N135">
      <number:scientific-number number:decimal-places="2" loext:min-decimal-places="2" number:min-integer-digits="1" number:min-exponent-digits="2" loext:exponent-interval="1" loext:forced-exponent-sign="true"/>
      <number:text>H/N2</number:text>
    </number:number-style>
    <number:number-style style:name="N136">
      <number:number number:decimal-places="0" loext:min-decimal-places="0" number:min-integer-digits="1"/>
      <number:text>Ω</number:text>
    </number:number-style>
    <number:number-style style:name="N137">
      <number:number number:decimal-places="4" loext:min-decimal-places="4" number:min-integer-digits="1"/>
      <number:text>V</number:text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4" loext:min-decimal-places="4" number:min-integer-digits="1"/>
      <number:text>A</number:text>
    </number:number-style>
    <style:style style:name="Default" style:family="table-cell">
      <style:table-cell-properties fo:background-color="transparent" style:vertical-align="automatic" loext:vertical-justify="auto"/>
      <style:paragraph-properties css3t:text-justify="auto"/>
      <style:text-properties style:font-name="Courier New" fo:font-family="'Courier New'" style:font-style-name="Regular" style:font-family-generic="modern" style:font-pitch="fixed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3e3ff" style:text-align-source="fix" style:repeat-content="false" fo:border="0.06pt solid #c0c0c0" style:vertical-align="middle" loext:vertical-justify="auto"/>
      <style:paragraph-properties fo:text-align="start" css3t:text-justify="auto"/>
      <style:text-properties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Date" style:family="table-cell" style:parent-style-name="Result" style:data-style-name="N84">
      <style:table-cell-properties style:text-align-source="fix" style:repeat-content="false" loext:vertical-justify="auto"/>
      <style:paragraph-properties fo:text-align="center" css3t:text-justify="auto"/>
    </style:style>
    <style:style style:name="Time" style:family="table-cell" style:parent-style-name="Result" style:data-style-name="N40">
      <style:table-cell-properties style:text-align-source="fix" style:repeat-content="false" loext:vertical-justify="auto"/>
      <style:paragraph-properties fo:text-align="center" css3t:text-justify="auto"/>
    </style:style>
    <style:style style:name="DateTime" style:family="table-cell" style:parent-style-name="Result" style:data-style-name="N112">
      <style:table-cell-properties style:text-align-source="fix" style:repeat-content="false" loext:vertical-justify="auto"/>
      <style:paragraph-properties fo:text-align="center" css3t:text-justify="auto"/>
    </style:style>
    <style:style style:name="_32_digits" style:display-name="2digits" style:family="table-cell" style:parent-style-name="Result" style:data-style-name="N4"/>
    <style:style style:name="AVAIL" style:family="table-cell" style:parent-style-name="Default">
      <style:table-cell-properties fo:background-color="#ccff99" loext:vertical-justify="auto"/>
      <style:paragraph-properties css3t:text-justify="auto"/>
      <style:text-properties style:font-name="Verdana" fo:font-family="Verdana" style:font-style-name="Regular" style:font-family-generic="swiss" style:font-pitch="variable"/>
    </style:style>
    <style:style style:name="UNAVAIL" style:family="table-cell" style:parent-style-name="Default">
      <style:table-cell-properties fo:background-color="#ff3333"/>
    </style:style>
    <style:style style:name="Section" style:family="table-cell" style:parent-style-name="Heading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0000/00/00</text:date>, <text:time style:data-style-name="N2" text:time-value="12:19:29.639545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23:37:40.583614293</meta:creation-date>
    <meta:editing-duration>PT3H44M50S</meta:editing-duration>
    <meta:editing-cycles>53</meta:editing-cycles>
    <meta:generator>LibreOffice/5.1.6.2$Linux_X86_64 LibreOffice_project/10m0$Build-2</meta:generator>
    <dc:date>2019-09-14T12:19:37.218099516</dc:date>
    <meta:document-statistic meta:table-count="3" meta:cell-count="216" meta:object-count="0"/>
    <meta:template xlink:type="simple" xlink:actuate="onRequest" xlink:title="default" xlink:href="../../../.config/libreoffice/4/user/template/default.ods" meta:date="2014-04-28T23:37:39.931426095"/>
  </office:meta>
</office:document-meta>
</file>